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officeooo:rsid="0008a58d" officeooo:paragraph-rsid="0008a58d"/>
    </style:style>
    <style:style style:name="P2" style:family="paragraph" style:parent-style-name="Standard">
      <style:text-properties style:font-name="Century Schoolbook L" officeooo:rsid="000b1b62" officeooo:paragraph-rsid="000b1b62"/>
    </style:style>
    <style:style style:name="P3" style:family="paragraph" style:parent-style-name="Standard">
      <style:text-properties style:font-name="Chandas" officeooo:rsid="0009d331" officeooo:paragraph-rsid="0009d331"/>
    </style:style>
    <style:style style:name="P4" style:family="paragraph" style:parent-style-name="Standard">
      <style:text-properties style:font-name="Chandas" officeooo:rsid="000b1b62" officeooo:paragraph-rsid="000b1b62"/>
    </style:style>
    <style:style style:name="P5" style:family="paragraph" style:parent-style-name="Standard">
      <style:text-properties style:font-name="Chandas" officeooo:rsid="000b95aa" officeooo:paragraph-rsid="000b95aa"/>
    </style:style>
    <style:style style:name="P6" style:family="paragraph" style:parent-style-name="Standard">
      <style:text-properties style:font-name="Chandas" fo:font-size="12pt" fo:font-weight="normal" officeooo:rsid="000be761" officeooo:paragraph-rsid="000be761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Chandas" fo:font-size="12pt" fo:font-weight="bold" officeooo:rsid="000e7346" officeooo:paragraph-rsid="000e7346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Chandas" fo:font-size="12pt" fo:font-weight="bold" officeooo:rsid="00105562" officeooo:paragraph-rsid="00105562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Chandas" officeooo:rsid="0014778c" officeooo:paragraph-rsid="0014778c"/>
    </style:style>
    <style:style style:name="P10" style:family="paragraph" style:parent-style-name="Standard">
      <style:text-properties style:font-name="Chandas" fo:font-size="12pt" fo:font-weight="bold" officeooo:rsid="000e7346" officeooo:paragraph-rsid="000e7346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Chandas" fo:font-size="12pt" fo:font-weight="bold" officeooo:rsid="0014778c" officeooo:paragraph-rsid="0014778c" style:font-size-asian="10.5pt" style:font-weight-asian="bold" style:font-size-complex="12pt" style:font-weight-complex="bold"/>
    </style:style>
    <style:style style:name="T1" style:family="text">
      <style:text-properties style:font-name="Chandas"/>
    </style:style>
    <style:style style:name="T2" style:family="text">
      <style:text-properties style:font-name="Chandas" officeooo:rsid="0009d331"/>
    </style:style>
    <style:style style:name="T3" style:family="text">
      <style:text-properties style:font-name="Chandas" officeooo:rsid="000b95aa"/>
    </style:style>
    <style:style style:name="T4" style:family="text">
      <style:text-properties fo:color="#000000" fo:background-color="transparent" loext:char-shading-value="0"/>
    </style:style>
    <style:style style:name="T5" style:family="text">
      <style:text-properties fo:color="#000000" style:font-name="Chandas" fo:font-size="13pt" fo:font-weight="bold" officeooo:rsid="0009d331" fo:background-color="transparent" loext:char-shading-value="0" style:font-size-asian="13pt" style:font-weight-asian="bold" style:font-size-complex="13pt" style:font-weight-complex="bold"/>
    </style:style>
    <style:style style:name="T6" style:family="text">
      <style:text-properties fo:color="#000000" style:font-name="Chandas" fo:font-size="13pt" fo:font-weight="bold" officeooo:rsid="0014778c" fo:background-color="transparent" loext:char-shading-value="0" style:font-size-asian="13pt" style:font-weight-asian="bold" style:font-size-complex="13pt" style:font-weight-complex="bold"/>
    </style:style>
    <style:style style:name="T7" style:family="text">
      <style:text-properties fo:color="#000000" fo:font-size="13pt" fo:font-weight="bold" fo:background-color="transparent" loext:char-shading-value="0" style:font-size-asian="13pt" style:font-weight-asian="bold" style:font-size-complex="13pt" style:font-weight-complex="bold"/>
    </style:style>
    <style:style style:name="T8" style:family="text">
      <style:text-properties officeooo:rsid="001477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6"/><text:span text:style-name="T4"><text:s text:c="4"/></text:span><text:span text:style-name="T7"><text:s/></text:span><text:span text:style-name="T5">Resumo do curso de HTML/</text:span><text:span text:style-name="T6">CSS</text:span><text:span text:style-name="T5">3</text:span><text:span text:style-name="T2"> </text:span></text:p>
      <text:p text:style-name="P9">Alunos: Santhiago Gabriel, Maria Heloisa, Grazielly </text:p>
      <text:p text:style-name="P3"/>
      <text:p text:style-name="P4">objetivo= compreender o que é HTML e Css3 </text:p>
      <text:p text:style-name="P4"><text:s text:c="9"/>.criar <text:s/>uma pagina na web </text:p>
      <text:p text:style-name="P4"><text:s text:c="9"/>.entender a estrutura básica de um arquivo HTML</text:p>
      <text:p text:style-name="P4"/>
      <text:p text:style-name="P9">01= Marcação do primeiro texto</text:p>
      <text:p text:style-name="P4">&gt;uma introdução ao HTML e ás suas Tags</text:p>
      <text:p text:style-name="P2"><text:span text:style-name="T1">&gt;como definir o titulo e os parágrafos de um texto </text:span><text:span text:style-name="T3">utilizando</text:span><text:span text:style-name="T1"> as tags </text:span><text:span text:style-name="T3">&lt;hi&gt; &lt;p&gt; respectivamente</text:span><text:span text:style-name="T1"> </text:span></text:p>
      <text:p text:style-name="P4"/>
      <text:p text:style-name="P5">=como de destaque para algumas informações de textos deixando -as em negrito , utilizando a tag strong </text:p>
      <text:p text:style-name="P5">=como dar enfase para algumas informações de texto,deixando-a em etálico, utilizando a tag &lt;em&gt;</text:p>
      <text:p text:style-name="P7">02=separação do conteúdo e informações </text:p>
      <text:p text:style-name="P7"><text:s text:c="3"/>. A definir a estrutura básica do HTML </text:p>
      <text:p text:style-name="P7"><text:s text:c="3"/>.Como passar as informações do encoding da nossa página para o navegador, através da tag &lt;meta&gt; e da propriedade charset </text:p>
      <text:p text:style-name="P7"><text:s text:c="2"/></text:p>
      <text:p text:style-name="P7"><text:s text:c="2"/>03= Trabalhando com CSS</text:p>
      <text:p text:style-name="P7"><text:s text:c="4"/>. A mexer na apresentação dos textos</text:p>
      <text:p text:style-name="P7"><text:soft-page-break/><text:s text:c="4"/>. CSS inline </text:p>
      <text:p text:style-name="P7"><text:s text:c="4"/>. A tag &lt;style&gt;</text:p>
      <text:p text:style-name="P7"><text:s text:c="4"/>. Como importar um arquivo externo do CSS dentro da nossa <text:s text:c="5"/>página HTML</text:p>
      <text:p text:style-name="P7"><text:s text:c="4"/>. Como representar cores no CSS</text:p>
      <text:p text:style-name="P7"/>
      <text:p text:style-name="P8">04= Estilizando imagens </text:p>
      <text:p text:style-name="P8">.Como restruturar o nosso código, removendo os CSS inline e colocando-os no arquivo C<text:span text:style-name="T8">SS</text:span> externo </text:p>
      <text:p text:style-name="P8"><text:s/>. Como criar um identificador para marcar especificamente um elemento </text:p>
      <text:p text:style-name="P8">.Como se comporta um time de front-end hoje em dia </text:p>
      <text:p text:style-name="P8"/>
      <text:p text:style-name="P8">05<text:span text:style-name="T8">= L</text:span>istas e divisões de conteúdo </text:p>
      <text:p text:style-name="P8">.a trabalhar com listas não-ordenadas e listas ordenadas </text:p>
      <text:p text:style-name="P8">.o conceito das classes no CSS </text:p>
      <text:p text:style-name="P8">.os comportamentos inline e block </text:p>
      <text:p text:style-name="P8"/>
      <text:p text:style-name="P8">06<text:span text:style-name="T8">= F</text:span>inalizando a pagina </text:p>
      <text:p text:style-name="P8">.no nosso HTLM,falamos desde a estrutura do HTML,com as tags do DOCTYPE,HTML,head body,como falamos tamb<text:span text:style-name="T8">é</text:span>m das informaç<text:span text:style-name="T8">õ</text:span>es que passamos para o navegador,como por exemplo o link do CSS.</text:p>
      <text:p text:style-name="P7"/>
      <text:p text:style-name="P11"><text:soft-page-break/></text:p>
      <text:p text:style-name="P7"/>
      <text:p text:style-name="P6"/>
      <text:p text:style-name="P6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8T07:46:10.229903802</meta:creation-date>
    <dc:date>2022-08-09T11:22:49.406220829</dc:date>
    <meta:editing-duration>PT12M5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31" meta:word-count="257" meta:character-count="1636" meta:non-whitespace-character-count="1301"/>
  </office:meta>
</office:document-meta>
</file>